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3.75cm"/>
    </style:style>
    <style:style style:name="gr2" style:family="graphic" style:parent-style-name="standard">
      <style:graphic-properties draw:stroke="solid" svg:stroke-color="#000000" draw:fill="none" draw:fill-color="#ffffff" fo:min-height="4.35cm"/>
    </style:style>
    <style:style style:name="gr3" style:family="graphic" style:parent-style-name="standard">
      <style:graphic-properties draw:stroke="solid" svg:stroke-color="#000000" draw:fill="none" draw:fill-color="#ffffff" fo:min-height="5.25cm"/>
    </style:style>
    <style:style style:name="gr4" style:family="graphic" style:parent-style-name="standard">
      <style:graphic-properties draw:stroke="solid" svg:stroke-color="#000000" draw:fill="none" draw:fill-color="#ffffff" fo:min-height="4.1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ce181e" style:text-underline-style="solid" style:text-underline-width="auto" style:text-underline-color="font-color"/>
    </style:style>
    <style:style style:name="T2" style:family="text">
      <style:text-properties style:text-underline-style="dotted" style:text-underline-width="auto" style:text-underline-color="font-color"/>
    </style:style>
    <style:style style:name="T3" style:family="text">
      <style:text-properties fo:color="#000000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6cm" svg:height="4.43cm" svg:x="3.1cm" svg:y="1.9cm">
          <draw:text-box>
            <text:p/>
            <text:p><text:tab/>Client</text:p>
            <text:p><text:span text:style-name="T1">ID</text:span></text:p>
            <text:p>Nom</text:p>
            <text:p>Prenom</text:p>
            <text:p>Email</text:p>
            <text:p>Pseudo</text:p>
          </draw:text-box>
        </draw:frame>
        <draw:frame draw:style-name="gr1" draw:text-style-name="P1" draw:layer="layout" svg:width="5.3cm" svg:height="5.624cm" svg:x="20.4cm" svg:y="1.2cm">
          <draw:text-box>
            <text:p/>
            <text:p><text:tab/>Produit</text:p>
            <text:p><text:span text:style-name="T1">ID</text:span></text:p>
            <text:p>Nom</text:p>
            <text:p>Description</text:p>
            <text:p>Prix</text:p>
            <text:p>Photo</text:p>
            <text:p>Stock</text:p>
            <text:p/>
          </draw:text-box>
        </draw:frame>
        <draw:frame draw:style-name="gr2" draw:text-style-name="P1" draw:layer="layout" svg:width="5.7cm" svg:height="4.6cm" svg:x="1.8cm" svg:y="11.8cm">
          <draw:text-box>
            <text:p/>
            <text:p><text:tab/>Facture</text:p>
            <text:p><text:span text:style-name="T1">ID</text:span></text:p>
            <text:p>Prix</text:p>
            <text:p>Date</text:p>
            <text:p><text:span text:style-name="T2">ID_Commande</text:span></text:p>
          </draw:text-box>
        </draw:frame>
        <draw:frame draw:style-name="gr3" draw:text-style-name="P1" draw:layer="layout" svg:width="6.7cm" svg:height="5.5cm" svg:x="11.1cm" svg:y="8.8cm">
          <draw:text-box>
            <text:p/>
            <text:p><text:tab/>Commande</text:p>
            <text:p><text:span text:style-name="T1">ID</text:span></text:p>
            <text:p>Date </text:p>
            <text:p><text:span text:style-name="T2">ID_Client</text:span></text:p>
            <text:p><text:span text:style-name="T2"/></text:p>
          </draw:text-box>
        </draw:frame>
        <draw:frame draw:style-name="gr4" draw:text-style-name="P1" draw:layer="layout" svg:width="4.9cm" svg:height="4.43cm" svg:x="23.8cm" svg:y="11.8cm">
          <draw:text-box>
            <text:p/>
            <text:p><text:tab/>Ligne</text:p>
            <text:p><text:span text:style-name="T1">ID</text:span></text:p>
            <text:p><text:span text:style-name="T3">Quantité</text:span></text:p>
            <text:p><text:span text:style-name="T2">ID_Produit</text:span></text:p>
            <text:p><text:span text:style-name="T2">ID_Commande</text:span></text:p>
          </draw:text-box>
        </draw:frame>
        <draw:line draw:style-name="gr5" draw:text-style-name="P2" draw:layer="layout" svg:x1="8.4cm" svg:y1="3.6cm" svg:x2="6.7cm" svg:y2="3.6cm">
          <text:p/>
        </draw:line>
        <draw:line draw:style-name="gr6" draw:text-style-name="P2" draw:layer="layout" svg:x1="8.4cm" svg:y1="3.6cm" svg:x2="8.5cm" svg:y2="11.6cm">
          <text:p/>
        </draw:line>
        <draw:line draw:style-name="gr5" draw:text-style-name="P2" draw:layer="layout" svg:x1="8.5cm" svg:y1="11.6cm" svg:x2="11.4cm" svg:y2="11.6cm">
          <text:p/>
        </draw:line>
        <draw:line draw:style-name="gr5" draw:text-style-name="P2" draw:layer="layout" svg:x1="9.1cm" svg:y1="15.3cm" svg:x2="6.4cm" svg:y2="15.3cm">
          <text:p/>
        </draw:line>
        <draw:line draw:style-name="gr6" draw:text-style-name="P2" draw:layer="layout" svg:x1="9.1cm" svg:y1="15.3cm" svg:x2="9.1cm" svg:y2="10.5cm">
          <text:p/>
        </draw:line>
        <draw:line draw:style-name="gr5" draw:text-style-name="P2" draw:layer="layout" svg:x1="9.1cm" svg:y1="10.5cm" svg:x2="11.3cm" svg:y2="10.5cm">
          <text:p/>
        </draw:line>
        <draw:line draw:style-name="gr5" draw:text-style-name="P2" draw:layer="layout" svg:x1="21.1cm" svg:y1="15.3cm" svg:x2="24cm" svg:y2="15.3cm">
          <text:p/>
        </draw:line>
        <draw:line draw:style-name="gr6" draw:text-style-name="P2" draw:layer="layout" svg:x1="21.1cm" svg:y1="15.3cm" svg:x2="21.1cm" svg:y2="10.4cm">
          <text:p/>
        </draw:line>
        <draw:line draw:style-name="gr5" draw:text-style-name="P2" draw:layer="layout" svg:x1="21.1cm" svg:y1="10.4cm" svg:x2="17.5cm" svg:y2="10.4cm">
          <text:p/>
        </draw:line>
        <draw:line draw:style-name="gr5" draw:text-style-name="P2" draw:layer="layout" svg:x1="22.3cm" svg:y1="14.6cm" svg:x2="24cm" svg:y2="14.6cm">
          <text:p/>
        </draw:line>
        <draw:line draw:style-name="gr6" draw:text-style-name="P2" draw:layer="layout" svg:x1="22.3cm" svg:y1="14.6cm" svg:x2="22.2cm" svg:y2="7.6cm">
          <text:p/>
        </draw:line>
        <draw:line draw:style-name="gr6" draw:text-style-name="P2" draw:layer="layout" svg:x1="22.2cm" svg:y1="7.6cm" svg:x2="19.2cm" svg:y2="7.6cm">
          <text:p/>
        </draw:line>
        <draw:line draw:style-name="gr6" draw:text-style-name="P2" draw:layer="layout" svg:x1="19.3cm" svg:y1="7.6cm" svg:x2="19.3cm" svg:y2="2.8cm">
          <text:p/>
        </draw:line>
        <draw:line draw:style-name="gr5" draw:text-style-name="P2" draw:layer="layout" svg:x1="19.3cm" svg:y1="2.8cm" svg:x2="20.7cm" svg:y2="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4T10:47:00.336436562</meta:creation-date>
    <dc:date>2018-07-24T13:16:32.096701517</dc:date>
    <meta:editing-duration>PT1H7M33S</meta:editing-duration>
    <meta:editing-cycles>3</meta:editing-cycles>
    <meta:generator>LibreOffice/6.0.3.2$Linux_X86_64 LibreOffice_project/00m0$Build-2</meta:generator>
    <meta:document-statistic meta:object-count="19"/>
  </office:meta>
</office:document-meta>
</file>